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9a86" officeooo:paragraph-rsid="00099a86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99a86" officeooo:paragraph-rsid="00099a86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aaed6" officeooo:paragraph-rsid="000aaed6" style:font-size-asian="18pt" style:font-size-complex="18pt"/>
    </style:style>
    <style:style style:name="P4" style:family="paragraph" style:parent-style-name="Standard">
      <style:text-properties fo:font-size="18pt" officeooo:rsid="000bcc91" officeooo:paragraph-rsid="000bcc91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99a86" officeooo:paragraph-rsid="00099a86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style="italic" fo:font-weight="bold" officeooo:rsid="000bcc91" officeooo:paragraph-rsid="000bcc91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officeooo:paragraph-rsid="00099a86"/>
    </style:style>
    <style:style style:name="P8" style:family="paragraph" style:parent-style-name="Standard">
      <style:text-properties fo:font-size="12pt" officeooo:rsid="00099a86" officeooo:paragraph-rsid="00099a86" style:font-size-asian="10.5pt" style:font-size-complex="12pt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officeooo:rsid="00099a86" officeooo:paragraph-rsid="00099a86" style:font-size-asian="12pt" style:font-size-complex="12pt"/>
    </style:style>
    <style:style style:name="P11" style:family="paragraph" style:parent-style-name="Standard">
      <style:text-properties style:font-name="Times New Roman" fo:font-size="18pt" officeooo:rsid="00099a86" officeooo:paragraph-rsid="00099a86" style:font-size-asian="18pt" style:font-size-complex="18pt"/>
    </style:style>
    <style:style style:name="P12" style:family="paragraph" style:parent-style-name="Standard">
      <style:text-properties fo:color="#7fff00" style:font-name="Times New Roman" fo:font-size="12pt" officeooo:rsid="000aaed6" officeooo:paragraph-rsid="000aaed6" style:font-size-asian="10.5pt" style:font-size-complex="12pt"/>
    </style:style>
    <style:style style:name="P13" style:family="paragraph" style:parent-style-name="Standard">
      <style:text-properties fo:color="#7fff00" style:font-name="Times New Roman" fo:font-size="18pt" officeooo:rsid="000aaed6" officeooo:paragraph-rsid="000aaed6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7fff00" style:font-name="Times New Roman" fo:font-size="18pt" officeooo:rsid="000aaed6" officeooo:paragraph-rsid="000aaed6" style:font-size-asian="18pt" style:font-size-complex="18pt"/>
    </style:style>
    <style:style style:name="P15" style:family="paragraph" style:parent-style-name="Standard">
      <style:text-properties fo:color="#7fff00" style:font-name="Times New Roman" fo:font-size="13pt" officeooo:rsid="000aaed6" officeooo:paragraph-rsid="000aaed6" style:font-size-asian="13pt" style:font-size-complex="13pt"/>
    </style:style>
    <style:style style:name="P16" style:family="paragraph" style:parent-style-name="Standard">
      <style:text-properties fo:color="#7fff00" fo:font-size="13pt" style:font-size-asian="13pt" style:font-size-complex="13pt"/>
    </style:style>
    <style:style style:name="P17" style:family="paragraph" style:parent-style-name="Standard">
      <style:text-properties fo:color="#000000"/>
    </style:style>
    <style:style style:name="P18" style:family="paragraph" style:parent-style-name="Standard">
      <style:text-properties fo:color="#000000" style:font-name="Times New Roman" fo:font-size="12pt" officeooo:rsid="000aaed6" officeooo:paragraph-rsid="000aaed6" style:font-size-asian="10.5pt" style:font-size-complex="12pt"/>
    </style:style>
    <style:style style:name="P19" style:family="paragraph" style:parent-style-name="Standard">
      <style:text-properties fo:color="#000000" style:font-name="Times New Roman" fo:font-size="18pt" officeooo:rsid="000aaed6" officeooo:paragraph-rsid="000aaed6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8pt" officeooo:rsid="000aaed6" officeooo:paragraph-rsid="000aaed6" style:font-size-asian="18pt" style:font-size-complex="18pt"/>
    </style:style>
    <style:style style:name="P21" style:family="paragraph" style:parent-style-name="Standard">
      <style:text-properties fo:color="#000000" style:font-name="Times New Roman" fo:font-size="18pt" officeooo:rsid="000aaed6" officeooo:paragraph-rsid="000aaed6" style:font-size-asian="15.75pt" style:font-size-complex="18pt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8pt" officeooo:rsid="000aaed6" officeooo:paragraph-rsid="000aaed6" style:font-size-asian="15.75pt" style:font-size-complex="18pt"/>
    </style:style>
    <style:style style:name="P23" style:family="paragraph" style:parent-style-name="Standard">
      <style:paragraph-properties fo:text-align="start" style:justify-single-word="false"/>
      <style:text-properties fo:color="#000000" style:font-name="Times New Roman" fo:font-size="14pt" officeooo:rsid="000aaed6" officeooo:paragraph-rsid="000aaed6" style:font-size-asian="14pt" style:font-size-complex="14pt"/>
    </style:style>
    <style:style style:name="P24" style:family="paragraph" style:parent-style-name="Standard">
      <style:text-properties fo:color="#ff0000" style:font-name="Times New Roman" fo:font-size="12pt" officeooo:rsid="000aaed6" officeooo:paragraph-rsid="000aaed6" style:font-size-asian="10.5pt" style:font-size-complex="12pt"/>
    </style:style>
    <style:style style:name="P25" style:family="paragraph" style:parent-style-name="Standard">
      <style:text-properties fo:color="#ff0000" style:font-name="Times New Roman" fo:font-size="18pt" officeooo:rsid="000aaed6" officeooo:paragraph-rsid="000aaed6" style:font-size-asian="18pt" style:font-size-complex="18pt"/>
    </style:style>
    <style:style style:name="P26" style:family="paragraph" style:parent-style-name="Standard">
      <style:text-properties fo:color="#ff0000" style:font-name="Times New Roman" fo:font-size="13pt" officeooo:rsid="000aaed6" officeooo:paragraph-rsid="000aaed6" style:font-size-asian="13pt" style:font-size-complex="13pt"/>
    </style:style>
    <style:style style:name="P27" style:family="paragraph" style:parent-style-name="Standard" style:list-style-name="L2">
      <style:paragraph-properties fo:text-align="center" style:justify-single-word="false"/>
      <style:text-properties officeooo:paragraph-rsid="00099a86"/>
    </style:style>
    <style:style style:name="P28" style:family="paragraph" style:parent-style-name="Standard" style:list-style-name="L3">
      <style:paragraph-properties fo:text-align="center" style:justify-single-word="false"/>
      <style:text-properties officeooo:paragraph-rsid="00099a86"/>
    </style:style>
    <style:style style:name="P29" style:family="paragraph" style:parent-style-name="Standard" style:list-style-name="L4">
      <style:paragraph-properties fo:text-align="center" style:justify-single-word="false"/>
      <style:text-properties officeooo:paragraph-rsid="000aaed6"/>
    </style:style>
    <style:style style:name="P30" style:family="paragraph" style:parent-style-name="Standard" style:list-style-name="L5">
      <style:paragraph-properties fo:text-align="center" style:justify-single-word="false"/>
      <style:text-properties officeooo:paragraph-rsid="000aaed6"/>
    </style:style>
    <style:style style:name="P31" style:family="paragraph" style:parent-style-name="Standard" style:list-style-name="L6">
      <style:paragraph-properties fo:text-align="center" style:justify-single-word="false"/>
      <style:text-properties officeooo:paragraph-rsid="000aaed6"/>
    </style:style>
    <style:style style:name="P32" style:family="paragraph" style:parent-style-name="Standard" style:list-style-name="L7">
      <style:paragraph-properties fo:text-align="center" style:justify-single-word="false"/>
      <style:text-properties officeooo:paragraph-rsid="000aaed6"/>
    </style:style>
    <style:style style:name="P33" style:family="paragraph" style:parent-style-name="Standard" style:list-style-name="L1">
      <style:paragraph-properties fo:text-align="start" style:justify-single-word="false"/>
      <style:text-properties officeooo:paragraph-rsid="00099a86"/>
    </style:style>
    <style:style style:name="P34" style:family="paragraph" style:parent-style-name="Standard">
      <style:text-properties fo:font-size="13pt" style:font-size-asian="13pt" style:font-size-complex="13pt"/>
    </style:style>
    <style:style style:name="T1" style:family="text">
      <style:text-properties fo:color="#1ca800" style:font-name="Lucida Console" fo:font-size="9pt" style:font-size-asian="9pt" fo:background-color="#ffffff"/>
    </style:style>
    <style:style style:name="T2" style:family="text">
      <style:text-properties fo:color="#1ca800" style:font-name="Lucida Console" fo:font-size="13pt" style:font-size-asian="13pt" style:font-size-complex="13pt" fo:background-color="#ffffff"/>
    </style:style>
    <style:style style:name="T3" style:family="text">
      <style:text-properties fo:color="#b148c6" style:font-name="Lucida Console" fo:font-size="9pt" style:font-size-asian="9pt" fo:background-color="#ffffff"/>
    </style:style>
    <style:style style:name="T4" style:family="text">
      <style:text-properties fo:color="#b148c6" style:font-name="Lucida Console" fo:font-size="13pt" style:font-size-asian="13pt" style:font-size-complex="13pt" fo:background-color="#ffffff"/>
    </style:style>
    <style:style style:name="T5" style:family="text">
      <style:text-properties fo:color="#c0a000" style:font-name="Lucida Console" fo:font-size="9pt" style:font-size-asian="9pt" fo:background-color="#ffffff"/>
    </style:style>
    <style:style style:name="T6" style:family="text">
      <style:text-properties fo:color="#c0a000" style:font-name="Lucida Console" fo:font-size="13pt" style:font-size-asian="13pt" style:font-size-complex="13pt" fo:background-color="#ffffff"/>
    </style:style>
    <style:style style:name="T7" style:family="text">
      <style:text-properties fo:color="#000000" style:font-name="Lucida Console" fo:font-size="9pt" style:font-size-asian="9pt" fo:background-color="#ffffff"/>
    </style:style>
    <style:style style:name="T8" style:family="text">
      <style:text-properties fo:color="#000000" style:font-name="Lucida Console" fo:background-color="#ffffff"/>
    </style:style>
    <style:style style:name="T9" style:family="text">
      <style:text-properties fo:color="#000000" style:font-name="Lucida Console" fo:font-size="12pt" officeooo:rsid="00099a86" style:font-size-asian="10.5pt" style:font-size-complex="12pt" fo:background-color="#ffffff"/>
    </style:style>
    <style:style style:name="T10" style:family="text">
      <style:text-properties fo:color="#000000" fo:background-color="#ffffff"/>
    </style:style>
    <style:style style:name="T11" style:family="text">
      <style:text-properties fo:color="#000000" style:font-name="Times New Roman" fo:background-color="#ffffff"/>
    </style:style>
    <style:style style:name="T12" style:family="text">
      <style:text-properties fo:color="#000000" style:font-name="Times New Roman" fo:font-size="18pt" officeooo:rsid="000aaed6" style:font-size-asian="18pt" style:font-size-complex="18pt" fo:background-color="#ffffff"/>
    </style:style>
    <style:style style:name="T13" style:family="text">
      <style:text-properties fo:color="#000000" style:font-name="Times New Roman" fo:font-size="18pt" officeooo:rsid="000aaed6" style:font-size-asian="18pt" style:font-size-complex="18pt" fo:background-color="#ffffff"/>
    </style:style>
    <style:style style:name="T14" style:family="text">
      <style:text-properties fo:color="#000000" style:font-name="Times New Roman" fo:font-size="18pt" officeooo:rsid="00099a86" style:font-size-asian="18pt" style:font-size-complex="18pt" fo:background-color="#ffffff"/>
    </style:style>
    <style:style style:name="T15" style:family="text">
      <style:text-properties fo:color="#000000" style:font-name="Times New Roman" fo:font-size="18pt" officeooo:rsid="000aaed6" style:font-size-asian="15.75pt" style:font-size-complex="18pt" fo:background-color="#ffffff"/>
    </style:style>
    <style:style style:name="T16" style:family="text">
      <style:text-properties fo:color="#000000" style:font-name="Times New Roman" fo:font-size="13pt" style:font-size-asian="13pt" style:font-size-complex="13pt" fo:background-color="#ffffff"/>
    </style:style>
    <style:style style:name="T17" style:family="text">
      <style:text-properties fo:font-size="18pt" officeooo:rsid="00099a86" style:font-size-asian="18pt" style:font-size-complex="18pt"/>
    </style:style>
    <style:style style:name="T18" style:family="text">
      <style:text-properties fo:font-size="18pt" style:font-size-asian="18pt" style:font-size-complex="18pt" fo:background-color="#ffffff"/>
    </style:style>
    <style:style style:name="T19" style:family="text">
      <style:text-properties fo:color="#7fff00" style:font-name="Lucida Console" fo:font-size="9pt" style:font-size-asian="9pt" fo:background-color="#ffffff"/>
    </style:style>
    <style:style style:name="T20" style:family="text">
      <style:text-properties fo:color="#7fff00" style:font-name="Lucida Console" fo:font-size="13pt" style:font-size-asian="13pt" style:font-size-complex="13pt" fo:background-color="#ffffff"/>
    </style:style>
    <style:style style:name="T21" style:family="text">
      <style:text-properties fo:color="#7fff00" fo:font-size="13pt" style:font-size-asian="13pt" style:font-size-complex="13pt" fo:background-color="#ffffff"/>
    </style:style>
    <style:style style:name="T22" style:family="text">
      <style:text-properties fo:color="#7fff00" fo:background-color="#ffffff"/>
    </style:style>
    <style:style style:name="T23" style:family="text">
      <style:text-properties style:font-name="Lucida Console" fo:font-size="9pt" style:font-size-asian="9pt" fo:background-color="#ffffff"/>
    </style:style>
    <style:style style:name="T24" style:family="text">
      <style:text-properties style:font-name="Lucida Console" fo:background-color="#ffffff"/>
    </style:style>
    <style:style style:name="T25" style:family="text">
      <style:text-properties officeooo:rsid="000aaed6"/>
    </style:style>
    <style:style style:name="T26" style:family="text">
      <style:text-properties fo:background-color="#ffffff"/>
    </style:style>
    <style:style style:name="T27" style:family="text">
      <style:text-properties fo:background-color="#ffffff"/>
    </style:style>
    <style:style style:name="T28" style:family="text">
      <style:text-properties fo:color="#ff0000" style:font-name="Lucida Console" fo:font-size="13pt" style:font-size-asian="13pt" style:font-size-complex="13pt" fo:background-color="#ffffff"/>
    </style:style>
    <style:style style:name="T29" style:family="text">
      <style:text-properties style:font-size-asian="18pt" fo:background-color="#ffffff"/>
    </style:style>
    <style:style style:name="T30" style:family="text">
      <style:text-properties style:font-size-asian="18pt" fo:background-color="#ffffff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9"/><text:span text:style-name="T32"><text:s/>Suite de testeo sobre el programa IMC</text:span></text:p>
      <text:p text:style-name="P5">Version 0,1</text:p>
      <text:p text:style-name="P1"/>
      <text:p text:style-name="P6">Tester: Erika Gillig</text:p>
      <text:p text:style-name="P4"/>
      <text:list xml:id="list3727247340" text:style-name="L1">
        <text:list-item>
          <text:p text:style-name="P33"><text:span text:style-name="T17">Fundamentos de la suite de pruebas:</text:span></text:p>
        </text:list-item>
      </text:list>
      <text:p text:style-name="P2">Se busca la evaluacion del funcionamieto del programa de calculo de IMC <text:span text:style-name="T25">y chequeo de facilidad para el usuario final.</text:span></text:p>
      <text:p text:style-name="P2"/>
      <text:p text:style-name="P1">Checklist:</text:p>
      <text:p text:style-name="P1">Ejecutar las siguientes pruebas para estimar su exactitud</text:p>
      <text:p text:style-name="P1"/>
      <text:list xml:id="list1545218292" text:style-name="L2">
        <text:list-item>
          <text:p text:style-name="P27"><text:span text:style-name="T17">0- Test de funcionamiento del programa</text:span></text:p>
        </text:list-item>
      </text:list>
      <text:p text:style-name="P1">fundamentos: confirmacion de funcionamiento base utiliando Gitbash.</text:p>
      <text:p text:style-name="P1"/>
      <text:p text:style-name="P7"><text:span text:style-name="T17"><text:s text:c="8"/></text:span><text:span text:style-name="T2">alumno@DESKTOP-CNRL87V </text:span><text:span text:style-name="T4">MINGW64 </text:span><text:span text:style-name="T6">~/desktop/clase05/imc</text:span></text:p>
      <text:p text:style-name="P34"><text:span text:style-name="T8"><text:s text:c="5"/>$ JAVA IMC</text:span></text:p>
      <text:p text:style-name="P9"><text:span text:style-name="T10"/></text:p>
      <text:p text:style-name="P11"><text:span text:style-name="T10">Se espera la inicializacion del programa.</text:span></text:p>
      <text:p text:style-name="P11"><text:span text:style-name="T10"/></text:p>
      <text:p text:style-name="P13"><text:span text:style-name="T26">Respuesta: OK</text:span></text:p>
      <text:p text:style-name="P10"><text:span text:style-name="T10"/></text:p>
      <text:p text:style-name="P8"><text:span text:style-name="T8"/></text:p>
      <text:list xml:id="list3695405276" text:style-name="L3">
        <text:list-item>
          <text:p text:style-name="P28"><text:span text:style-name="T9">1 – </text:span><text:span text:style-name="T14">Testeo de parametros de entrada </text:span><text:span text:style-name="T12">con enteros.</text:span></text:p>
        </text:list-item>
      </text:list>
      <text:p text:style-name="P11"><text:span text:style-name="T10">Fundamentos: confirmacion del funcionamiento del programa con numeros enteros</text:span></text:p>
      <text:p text:style-name="P8"><text:span text:style-name="T8"/></text:p>
      <text:p text:style-name="P7"><text:span text:style-name="T20">Ingrese su peso en kilogramos: 50</text:span></text:p>
      <text:p text:style-name="P16"><text:span text:style-name="T24">Ingrese su estatura en centimetros: 168</text:span></text:p>
      <text:p text:style-name="Standard"><text:span text:style-name="T5"><text:s text:c="5"/></text:span></text:p>
      <text:p text:style-name="P23"><text:span text:style-name="T18">Se espera un return con resultado numerico y <text:s/>un mensaje indicando el IMC correspondiente al rango</text:span><text:span text:style-name="T26"> </text:span></text:p>
      <text:p text:style-name="P23"><text:span text:style-name="T26"/></text:p>
      <text:p text:style-name="P14"><text:span text:style-name="T26">Respuesta: OK</text:span></text:p>
      <text:p text:style-name="P23"><text:span text:style-name="T26"/></text:p>
      <text:p text:style-name="P18"><text:span text:style-name="T26"/></text:p>
      <text:list xml:id="list50713730" text:style-name="L4">
        <text:list-item>
          <text:p text:style-name="P29"><text:span text:style-name="T12">2- testeo de parametros de entrada con no enteros.</text:span></text:p>
        </text:list-item>
      </text:list>
      <text:p text:style-name="P19"><text:span text:style-name="T26">fundamentos: </text:span><text:span text:style-name="T26">Corroborar el comportamiento del programa con </text:span><text:soft-page-break/><text:span text:style-name="T26">este tipo de datos</text:span></text:p>
      <text:p text:style-name="P18"><text:span text:style-name="T26"><text:s text:c="12"/></text:span></text:p>
      <text:p text:style-name="P18"><text:span text:style-name="T19"/></text:p>
      <text:p text:style-name="P18"><text:span text:style-name="T28">Ingrese su peso en kilogramos: 50.55</text:span></text:p>
      <text:p text:style-name="P26"><text:span text:style-name="T24">Ingrese su estatura en centimetros: 1.68</text:span></text:p>
      <text:p text:style-name="P12"><text:span text:style-name="T23"/></text:p>
      <text:p text:style-name="P19"><text:span text:style-name="T26">Se espera un return de error y <text:s/>el impedimiento de continuar con la operacion</text:span></text:p>
      <text:p text:style-name="P19"><text:span text:style-name="T26"/></text:p>
      <text:p text:style-name="P25"><text:span text:style-name="T26">Respuesta: ERROR</text:span></text:p>
      <text:p text:style-name="P19"><text:span text:style-name="T26"/></text:p>
      <text:p text:style-name="P19"><text:span text:style-name="T26"/></text:p>
      <text:list xml:id="list3676683261" text:style-name="L5">
        <text:list-item>
          <text:p text:style-name="P30"><text:span text:style-name="T12">3- testeo de parametros de entrada con Coma</text:span></text:p>
        </text:list-item>
      </text:list>
      <text:p text:style-name="P19"><text:span text:style-name="T26">fundamentos: </text:span><text:span text:style-name="T26">Corroborar el comportamiento del programa con este tipo de datos</text:span></text:p>
      <text:p text:style-name="P18"><text:span text:style-name="T19"><text:s text:c="7"/></text:span></text:p>
      <text:p text:style-name="P18"><text:span text:style-name="T19"/></text:p>
      <text:p text:style-name="P18"><text:span text:style-name="T28">Ingrese su peso en kilogramos: 50,55</text:span></text:p>
      <text:p text:style-name="P26"><text:span text:style-name="T24">Ingrese su estatura en centimetros: 1,68</text:span></text:p>
      <text:p text:style-name="P15"><text:span text:style-name="T24"/></text:p>
      <text:p text:style-name="P12"><text:span text:style-name="T23"/></text:p>
      <text:p text:style-name="P19"><text:span text:style-name="T26">Se espera un return de error y el impedimiento de continuar con la operacion.</text:span></text:p>
      <text:p text:style-name="P19"><text:span text:style-name="T26"/></text:p>
      <text:p text:style-name="P25"><text:span text:style-name="T26">Respuesta: ERROR</text:span></text:p>
      <text:p text:style-name="P17"><text:span text:style-name="T23"><text:s text:c="7"/></text:span></text:p>
      <text:p text:style-name="P8"><text:span text:style-name="T8"/></text:p>
      <text:p text:style-name="P8"><text:span text:style-name="T8"/></text:p>
      <text:list xml:id="list4002747011" text:style-name="L6">
        <text:list-item>
          <text:p text:style-name="P31"><text:span text:style-name="T12">4- Testeo de desbordamiento.</text:span></text:p>
        </text:list-item>
      </text:list>
      <text:p text:style-name="P3"><text:span text:style-name="T11">Fundamentos: Corroborar el comportamiento del programa con este tipo de datos</text:span></text:p>
      <text:p text:style-name="P3"><text:span text:style-name="T16"/></text:p>
      <text:p text:style-name="P3"><text:span text:style-name="T20">Ingrese su peso en kilogramos: 5000000</text:span></text:p>
      <text:p text:style-name="P3"><text:span text:style-name="T20">Ingrese su estatura en centimetros: 1000000</text:span></text:p>
      <text:p text:style-name="P24"><text:span text:style-name="T23"/></text:p>
      <text:p text:style-name="P24"><text:span text:style-name="T23"/></text:p>
      <text:p text:style-name="P21"><text:span text:style-name="T26">Se espera un return de valor numerico y su rango definidio.</text:span></text:p>
      <text:p text:style-name="P21"><text:span text:style-name="T26"/></text:p>
      <text:p text:style-name="P13"><text:span text:style-name="T26">Respuesta: OK</text:span></text:p>
      <text:p text:style-name="P21"><text:span text:style-name="T26"/></text:p>
      <text:list xml:id="list3786722585" text:style-name="L7">
        <text:list-item>
          <text:p text:style-name="P32"><text:span text:style-name="T15">5- Testeo con numeros negativos</text:span></text:p>
        </text:list-item>
      </text:list>
      <text:p text:style-name="P22"><text:span text:style-name="T26">fundamentos: </text:span><text:span text:style-name="T29">Corroborar el comportamiento del programa con este tipo de datos</text:span></text:p>
      <text:p text:style-name="P22"><text:soft-page-break/><text:span text:style-name="T29"/></text:p>
      <text:p text:style-name="P3"><text:span text:style-name="T20">Ingrese su peso en kilogramos: -50</text:span></text:p>
      <text:p text:style-name="P20"><text:span text:style-name="T20">Ingrese su estatura en centimetros: -168</text:span></text:p>
      <text:p text:style-name="P20"><text:span text:style-name="T20"/></text:p>
      <text:p text:style-name="P23"><text:span text:style-name="T18">Se espera un return con resultado numerico y <text:s/>un mensaje indicando el IMC correspondiente al rango</text:span><text:span text:style-name="T29"> .</text:span></text:p>
      <text:p text:style-name="P14"><text:span text:style-name="T26"/></text:p>
      <text:p text:style-name="P14"><text:span text:style-name="T26">Respuesta: 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6S</meta:editing-duration>
    <meta:editing-cycles>3</meta:editing-cycles>
    <meta:generator>LibreOffice/5.3.4.2$Windows_X86_64 LibreOffice_project/f82d347ccc0be322489bf7da61d7e4ad13fe2ff3</meta:generator>
    <dc:date>2022-10-17T13:13:43.265000000</dc:date>
    <meta:document-statistic meta:table-count="0" meta:image-count="0" meta:object-count="0" meta:page-count="3" meta:paragraph-count="47" meta:word-count="310" meta:character-count="2026" meta:non-whitespace-character-count="1697"/>
    <meta:user-defined meta:name="Info 1"/>
    <meta:user-defined meta:name="Info 2"/>
    <meta:user-defined meta:name="Info 3"/>
    <meta:user-defined meta:name="Info 4"/>
  </office:meta>
</office:document-meta>
</file>